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10-0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1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5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1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17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1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9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8-1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0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2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15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2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1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1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3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230742857143" calcext:value-type="float">
            <text:p>5.0723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2956" calcext:value-type="float">
            <text:p>5.3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644941935484" calcext:value-type="float">
            <text:p>5.3164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6332" calcext:value-type="float">
            <text:p>5.218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523251612903" calcext:value-type="float">
            <text:p>4.9452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39376" calcext:value-type="float">
            <text:p>4.78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117858064516" calcext:value-type="float">
            <text:p>4.6611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9456" calcext:value-type="float">
            <text:p>4.5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06270967742" calcext:value-type="float">
            <text:p>4.7910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349737931035" calcext:value-type="float">
            <text:p>4.83349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09574193548" calcext:value-type="float">
            <text:p>4.7480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398941935484" calcext:value-type="float">
            <text:p>4.6839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0544" calcext:value-type="float">
            <text:p>4.5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3316" calcext:value-type="float">
            <text:p>4.507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09784" calcext:value-type="float">
            <text:p>4.83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16567741935" calcext:value-type="float">
            <text:p>4.7791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61703225806" calcext:value-type="float">
            <text:p>4.6296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1304" calcext:value-type="float">
            <text:p>4.52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236412903226" calcext:value-type="float">
            <text:p>4.7323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49632" calcext:value-type="float">
            <text:p>5.06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467961290323" calcext:value-type="float">
            <text:p>5.3146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605342857143" calcext:value-type="float">
            <text:p>5.32605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76929032258" calcext:value-type="float">
            <text:p>5.2947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07974193548" calcext:value-type="float">
            <text:p>5.3820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35795862069" calcext:value-type="float">
            <text:p>5.3335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690916129032" calcext:value-type="float">
            <text:p>5.3569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9672" calcext:value-type="float">
            <text:p>5.47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30864516129" calcext:value-type="float">
            <text:p>5.4683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655638709677" calcext:value-type="float">
            <text:p>5.3365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224" calcext:value-type="float">
            <text:p>5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221316129032" calcext:value-type="float">
            <text:p>5.1222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57528" calcext:value-type="float">
            <text:p>5.23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250490322581" calcext:value-type="float">
            <text:p>5.3425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34085714286" calcext:value-type="float">
            <text:p>5.28534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15638709677" calcext:value-type="float">
            <text:p>5.1841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51336" calcext:value-type="float">
            <text:p>4.9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79836" calcext:value-type="float">
            <text:p>4.89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540025806452" calcext:value-type="float">
            <text:p>4.9354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0932" calcext:value-type="float">
            <text:p>5.1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68864516129" calcext:value-type="float">
            <text:p>5.076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90864516129" calcext:value-type="float">
            <text:p>4.9349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0496" calcext:value-type="float">
            <text:p>4.79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82575483871" calcext:value-type="float">
            <text:p>4.8382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0248" calcext:value-type="float">
            <text:p>5.12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523793548387" calcext:value-type="float">
            <text:p>5.1852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85628571429" calcext:value-type="float">
            <text:p>5.16385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14374193548" calcext:value-type="float">
            <text:p>5.1321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144387096774" calcext:value-type="float">
            <text:p>5.1614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97304" calcext:value-type="float">
            <text:p>5.25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578438709677" calcext:value-type="float">
            <text:p>5.2557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268" calcext:value-type="float">
            <text:p>5.31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105896774194" calcext:value-type="float">
            <text:p>5.3510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978374193548" calcext:value-type="float">
            <text:p>5.2997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86688" calcext:value-type="float">
            <text:p>5.1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05122580645" calcext:value-type="float">
            <text:p>5.1170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466" calcext:value-type="float">
            <text:p>5.125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8144" calcext:value-type="float">
            <text:p>5.16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08565517241" calcext:value-type="float">
            <text:p>5.13908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29019354839" calcext:value-type="float">
            <text:p>5.0502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409316129032" calcext:value-type="float">
            <text:p>4.9240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96344" calcext:value-type="float">
            <text:p>4.9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806632258064" calcext:value-type="float">
            <text:p>5.07806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66424" calcext:value-type="float">
            <text:p>4.93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8014" calcext:value-type="float">
            <text:p>4.938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380387096774" calcext:value-type="float">
            <text:p>4.9938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59336" calcext:value-type="float">
            <text:p>5.00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33122580645" calcext:value-type="float">
            <text:p>5.0713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9192" calcext:value-type="float">
            <text:p>5.09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145548387097" calcext:value-type="float">
            <text:p>5.1314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531085714286" calcext:value-type="float">
            <text:p>5.04531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862464516129" calcext:value-type="float">
            <text:p>4.9486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351509677419" calcext:value-type="float">
            <text:p>4.7235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720965517241" calcext:value-type="float">
            <text:p>4.60720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486890322581" calcext:value-type="float">
            <text:p>4.4448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044413793103" calcext:value-type="float">
            <text:p>4.21044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678916129032" calcext:value-type="float">
            <text:p>4.3967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96077419355" calcext:value-type="float">
            <text:p>4.1229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7728" calcext:value-type="float">
            <text:p>3.99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63767741935" calcext:value-type="float">
            <text:p>4.3646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88776" calcext:value-type="float">
            <text:p>4.93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806012903226" calcext:value-type="float">
            <text:p>5.3480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886385714286" calcext:value-type="float">
            <text:p>5.27886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409264516129" calcext:value-type="float">
            <text:p>5.2640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873651612903" calcext:value-type="float">
            <text:p>5.5487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83456" calcext:value-type="float">
            <text:p>5.5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1198" calcext:value-type="float">
            <text:p>5.52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3664" calcext:value-type="float">
            <text:p>5.5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261187096774" calcext:value-type="float">
            <text:p>5.362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459587096774" calcext:value-type="float">
            <text:p>5.2345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7904" calcext:value-type="float">
            <text:p>5.35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519122580645" calcext:value-type="float">
            <text:p>5.4751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28208" calcext:value-type="float">
            <text:p>5.6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55032258064" calcext:value-type="float">
            <text:p>5.90255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572257142857" calcext:value-type="float">
            <text:p>5.83572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6557" calcext:value-type="float">
            <text:p>5.726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229565217391" calcext:value-type="float">
            <text:p>5.612295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846" calcext:value-type="float">
            <text:p>5.498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88532173913" calcext:value-type="float">
            <text:p>5.368853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405" calcext:value-type="float">
            <text:p>5.14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79494736842" calcext:value-type="float">
            <text:p>4.996794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37408" calcext:value-type="float">
            <text:p>5.3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72816" calcext:value-type="float">
            <text:p>5.3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08224" calcext:value-type="float">
            <text:p>5.3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3246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9456" calcext:value-type="float">
            <text:p>5.3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12" meta:object-count="0"/>
    <meta:user-defined meta:name="AppVersion">3.0</meta:user-defined>
  </office:meta>
</office:document-meta>
</file>